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Status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Exception.ResponseStatusException( HttpStatusCode status , @ Nullable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Exception.ResponseStatusException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Exception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Exception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Exception.ResponseStatusException( HttpStatusCode status , @ Nullable String reason , @ Nullable Throwable cause , @ Nullable String messageDetailCode , @ Nullable Object [ ] messageDetail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StatusException.ResponseStatusException( HttpStatusCode status , @ Nullable String reason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Exception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Exception.ResponseStatusException( int rawStatusCode , @ Nullable String reason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